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8cm" fo:min-width="4.734cm"/>
    </style:style>
    <style:style style:name="gr2" style:family="graphic" style:parent-style-name="standard">
      <style:graphic-properties draw:textarea-horizontal-align="justify" draw:textarea-vertical-align="middle" draw:auto-grow-height="false" fo:min-height="0.632cm" fo:min-width="3.404cm"/>
    </style:style>
    <style:style style:name="gr3" style:family="graphic" style:parent-style-name="standard">
      <style:graphic-properties draw:textarea-horizontal-align="justify" draw:textarea-vertical-align="middle" draw:auto-grow-height="false" fo:min-height="0.57cm" fo:min-width="3.216cm"/>
    </style:style>
    <style:style style:name="gr4" style:family="graphic" style:parent-style-name="standard">
      <style:graphic-properties draw:textarea-horizontal-align="justify" draw:textarea-vertical-align="middle" draw:auto-grow-height="false" fo:min-height="2.1cm" fo:min-width="1.95cm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1.95cm"/>
    </style:style>
    <style:style style:name="gr6" style:family="graphic" style:parent-style-name="standard">
      <style:graphic-properties draw:textarea-horizontal-align="justify" draw:textarea-vertical-align="middle" draw:auto-grow-height="false" fo:min-height="1.324cm" fo:min-width="5.546cm"/>
    </style:style>
    <style:style style:name="gr7" style:family="graphic" style:parent-style-name="standard">
      <style:graphic-properties draw:textarea-horizontal-align="justify" draw:textarea-vertical-align="middle" draw:auto-grow-height="false" fo:min-height="1.73cm" fo:min-width="3.88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072cm" fo:min-width="2.648cm"/>
    </style:style>
    <style:style style:name="gr11" style:family="graphic" style:parent-style-name="standard">
      <style:graphic-properties draw:textarea-horizontal-align="justify" draw:textarea-vertical-align="middle" draw:auto-grow-height="false" fo:min-height="1.072cm" fo:min-width="2.39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4cm" svg:height="4cm" svg:x="7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2cm" svg:height="1.4cm" svg:x="7.6cm" svg:y="6.1cm">
          <text:p text:style-name="P1">Podaj A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5.9cm" svg:height="1.3cm" svg:x="7.8cm" svg:y="8.8cm">
          <text:p text:style-name="P1">Podaj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4" draw:id="id4" draw:layer="layout" svg:width="4.9cm" svg:height="4.7cm" svg:x="8.3cm" svg:y="10.9cm">
          <text:p text:style-name="P1">A=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5" draw:id="id5" draw:layer="layout" svg:width="4.9cm" svg:height="4.4cm" svg:x="4.2cm" svg:y="15.4cm">
          <text:p text:style-name="P1">A&g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9" draw:id="id9" draw:layer="layout" svg:width="9.6cm" svg:height="2.5cm" svg:x="11cm" svg:y="16.5cm">
          <text:p text:style-name="P1">Drukuj „A jest równe B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8" draw:id="id8" draw:layer="layout" svg:width="6.2cm" svg:height="2.8cm" svg:x="7.7cm" svg:y="25.4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10.7cm" svg:y1="5.2cm" svg:x2="10.7cm" svg:y2="6.1cm" draw:start-shape="id1" draw:start-glue-point="8" draw:end-shape="id2" svg:d="M10700 5200v900" svg:viewBox="0 0 1 901">
          <text:p/>
        </draw:connector>
        <draw:connector draw:style-name="gr8" draw:text-style-name="P2" draw:layer="layout" draw:type="line" svg:x1="10.7cm" svg:y1="7.5cm" svg:x2="10.75cm" svg:y2="8.8cm" draw:start-shape="id2" draw:start-glue-point="8" draw:end-shape="id3" draw:end-glue-point="5" svg:d="M10700 7500l50 1300" svg:viewBox="0 0 51 1301">
          <text:p/>
        </draw:connector>
        <draw:connector draw:style-name="gr8" draw:text-style-name="P2" draw:layer="layout" draw:type="line" svg:x1="10.75cm" svg:y1="10.1cm" svg:x2="10.75cm" svg:y2="10.9cm" draw:start-shape="id3" draw:start-glue-point="8" draw:end-shape="id4" draw:end-glue-point="4" svg:d="M10750 10100v800" svg:viewBox="0 0 1 801">
          <text:p/>
        </draw:connector>
        <draw:connector draw:style-name="gr9" draw:text-style-name="P2" draw:layer="layout" draw:type="line" svg:x1="4.2cm" svg:y1="17.6cm" svg:x2="4.175cm" svg:y2="21.5cm" draw:start-shape="id5" draw:start-glue-point="5" draw:end-shape="id6" draw:end-glue-point="4" svg:d="M4200 17600l-25 3900" svg:viewBox="0 0 26 3901">
          <text:p text:style-name="P1">Tak</text:p>
        </draw:connector>
        <draw:connector draw:style-name="gr9" draw:text-style-name="P2" draw:layer="layout" draw:type="line" svg:x1="9.1cm" svg:y1="17.6cm" svg:x2="9.225cm" svg:y2="21.4cm" draw:start-shape="id5" draw:start-glue-point="7" draw:end-shape="id7" draw:end-glue-point="4" svg:d="M9100 17600l125 3800" svg:viewBox="0 0 126 3801">
          <text:p text:style-name="P1">Nie</text:p>
        </draw:connector>
        <draw:connector draw:style-name="gr8" draw:text-style-name="P2" draw:layer="layout" draw:type="line" svg:x1="8.6cm" svg:y1="23.5cm" svg:x2="8.608cm" svg:y2="25.81cm" draw:start-shape="id7" draw:start-glue-point="8" draw:end-shape="id8" draw:end-glue-point="5" svg:d="M8600 23500l8 2310" svg:viewBox="0 0 9 2311">
          <text:p/>
        </draw:connector>
        <draw:custom-shape draw:style-name="gr10" draw:text-style-name="P1" xml:id="id7" draw:id="id7" draw:layer="layout" svg:width="5cm" svg:height="2.1cm" svg:x="6.1cm" svg:y="21.4cm">
          <text:p text:style-name="P1">Drukuj „A&lt;B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" xml:id="id6" draw:id="id6" draw:layer="layout" svg:width="4.6cm" svg:height="2.1cm" svg:x="1.3cm" svg:y="21.5cm">
          <text:p text:style-name="P1">Drukuj „A&gt;B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2" draw:layer="layout" svg:x1="13.2cm" svg:y1="13.25cm" svg:x2="17cm" svg:y2="16.5cm" draw:start-shape="id4" draw:start-glue-point="7" draw:end-shape="id9" draw:end-glue-point="4" svg:d="M13200 13250h3800v3250" svg:viewBox="0 0 3801 3251">
          <text:p text:style-name="P1">Tak</text:p>
        </draw:connector>
        <draw:connector draw:style-name="gr9" draw:text-style-name="P2" draw:layer="layout" svg:x1="8.3cm" svg:y1="13.25cm" svg:x2="6.65cm" svg:y2="15.4cm" draw:start-shape="id4" draw:start-glue-point="5" draw:end-shape="id5" draw:end-glue-point="4" svg:d="M8300 13250h-1650v2150" svg:viewBox="0 0 1651 2151">
          <text:p text:style-name="P1">Nie</text:p>
        </draw:connector>
        <draw:connector draw:style-name="gr8" draw:text-style-name="P2" draw:layer="layout" svg:x1="3.6cm" svg:y1="23.6cm" svg:x2="7.7cm" svg:y2="26.8cm" draw:start-shape="id6" draw:start-glue-point="8" draw:end-shape="id8" draw:end-glue-point="6" svg:d="M3600 23600v3200h4100" svg:viewBox="0 0 4101 3201">
          <text:p/>
        </draw:connector>
        <draw:connector draw:style-name="gr8" draw:text-style-name="P2" draw:layer="layout" svg:x1="15.8cm" svg:y1="19cm" svg:x2="13.9cm" svg:y2="26.8cm" draw:start-shape="id9" draw:start-glue-point="8" draw:end-shape="id8" draw:end-glue-point="10" svg:d="M15800 19000v7800h-1900" svg:viewBox="0 0 1901 78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2T11:35:19.114936735</meta:creation-date>
    <dc:date>2019-09-16T21:10:09.910000000</dc:date>
    <meta:editing-duration>PT18M23S</meta:editing-duration>
    <meta:editing-cycles>5</meta:editing-cycles>
    <meta:generator>LibreOffice/6.3.1.2$Windows_X86_64 LibreOffice_project/b79626edf0065ac373bd1df5c28bd630b4424273</meta:generator>
    <meta:document-statistic meta:object-count="19"/>
  </office:meta>
</office:document-meta>
</file>